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d5e6" officeooo:paragraph-rsid="001ed5e6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ffa8d"/>
    </style:style>
    <style:style style:name="P5" style:family="paragraph" style:parent-style-name="Standard" style:list-style-name="L1">
      <style:text-properties officeooo:paragraph-rsid="005d07be"/>
    </style:style>
    <style:style style:name="P6" style:family="paragraph" style:parent-style-name="Standard" style:list-style-name="L1">
      <style:text-properties officeooo:paragraph-rsid="0099c4e1"/>
    </style:style>
    <style:style style:name="P7" style:family="paragraph" style:parent-style-name="Standard" style:list-style-name="L1">
      <style:text-properties officeooo:paragraph-rsid="009defb8"/>
    </style:style>
    <style:style style:name="P8" style:family="paragraph" style:parent-style-name="Standard" style:list-style-name="L1">
      <style:text-properties officeooo:paragraph-rsid="001ed5e6"/>
    </style:style>
    <style:style style:name="P9" style:family="paragraph" style:parent-style-name="Standard" style:list-style-name="L1">
      <style:text-properties officeooo:paragraph-rsid="00289481"/>
    </style:style>
    <style:style style:name="P10" style:family="paragraph" style:parent-style-name="Standard" style:list-style-name="L1">
      <style:text-properties officeooo:rsid="002c699d" officeooo:paragraph-rsid="00a7ed39"/>
    </style:style>
    <style:style style:name="P11" style:family="paragraph" style:parent-style-name="Standard" style:list-style-name="L1">
      <style:text-properties officeooo:rsid="002c699d" officeooo:paragraph-rsid="00a66bc5"/>
    </style:style>
    <style:style style:name="P12" style:family="paragraph" style:parent-style-name="Standard" style:list-style-name="L1">
      <style:text-properties officeooo:rsid="002c699d" officeooo:paragraph-rsid="002c699d"/>
    </style:style>
    <style:style style:name="P13" style:family="paragraph" style:parent-style-name="Standard" style:list-style-name="L1">
      <style:text-properties officeooo:rsid="00a66bc5" officeooo:paragraph-rsid="00a66bc5"/>
    </style:style>
    <style:style style:name="P14" style:family="paragraph" style:parent-style-name="Standard" style:list-style-name="L1">
      <style:text-properties fo:font-weight="normal" officeooo:rsid="000d89fc" officeooo:paragraph-rsid="00989b52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0d89fc" officeooo:paragraph-rsid="00991817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7ba99b" officeooo:paragraph-rsid="007ba99b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37d79" officeooo:paragraph-rsid="003b0a82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37d79" officeooo:paragraph-rsid="003babce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212733" officeooo:paragraph-rsid="005ecf72" style:font-weight-asian="normal" style:font-weight-complex="normal"/>
    </style:style>
    <style:style style:name="P20" style:family="paragraph" style:parent-style-name="Standard" style:list-style-name="L1">
      <style:text-properties fo:font-weight="normal" officeooo:paragraph-rsid="00289481" style:font-weight-asian="normal" style:font-weight-complex="normal"/>
    </style:style>
    <style:style style:name="P21" style:family="paragraph" style:parent-style-name="Standard" style:list-style-name="L1">
      <style:text-properties fo:font-weight="normal" officeooo:paragraph-rsid="001ed5e6" style:font-weight-asian="normal" style:font-weight-complex="normal"/>
    </style:style>
    <style:style style:name="P22" style:family="paragraph" style:parent-style-name="Standard" style:list-style-name="L1">
      <style:text-properties fo:font-weight="normal" officeooo:paragraph-rsid="002ad6d2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1ed5e6" officeooo:paragraph-rsid="00289481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426b15" officeooo:paragraph-rsid="0060f5a3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30be79" officeooo:paragraph-rsid="0030be79" style:font-weight-asian="normal" style:font-weight-complex="normal"/>
    </style:style>
    <style:style style:name="P26" style:family="paragraph" style:parent-style-name="Standard" style:list-style-name="L1">
      <style:text-properties fo:font-weight="normal" officeooo:rsid="0032f2ce" officeooo:paragraph-rsid="0032f2ce" style:font-weight-asian="normal" style:font-weight-complex="normal"/>
    </style:style>
    <style:style style:name="P27" style:family="paragraph" style:parent-style-name="Standard" style:list-style-name="L1">
      <style:text-properties fo:font-weight="normal" officeooo:rsid="00112e48" officeooo:paragraph-rsid="00453003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112e48" officeooo:paragraph-rsid="0062dff8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34f2c0" officeooo:paragraph-rsid="00424312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158204" officeooo:paragraph-rsid="00599f0d" style:font-weight-asian="normal" style:font-weight-complex="normal"/>
    </style:style>
    <style:style style:name="P31" style:family="paragraph" style:parent-style-name="Standard" style:list-style-name="L1">
      <style:text-properties fo:font-weight="normal" officeooo:rsid="00158204" officeooo:paragraph-rsid="0057d305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6985a2" officeooo:paragraph-rsid="006985a2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5ecf72" officeooo:paragraph-rsid="005ecf72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36519b" officeooo:paragraph-rsid="0036519b" style:font-weight-asian="normal" style:font-weight-complex="normal"/>
    </style:style>
    <style:style style:name="P35" style:family="paragraph" style:parent-style-name="Standard" style:list-style-name="L1">
      <style:text-properties fo:font-weight="normal" officeooo:rsid="002b90c6" officeooo:paragraph-rsid="002b90c6" style:font-weight-asian="normal" style:font-weight-complex="normal"/>
    </style:style>
    <style:style style:name="P36" style:family="paragraph" style:parent-style-name="Standard" style:list-style-name="L1">
      <style:text-properties fo:font-weight="normal" officeooo:rsid="0029d47a" officeooo:paragraph-rsid="0029d47a" style:font-weight-asian="normal" style:font-weight-complex="normal"/>
    </style:style>
    <style:style style:name="P37" style:family="paragraph" style:parent-style-name="Standard" style:list-style-name="L1">
      <style:text-properties fo:font-weight="normal" officeooo:rsid="0034acad" officeooo:paragraph-rsid="0034acad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62dff8" officeooo:paragraph-rsid="0062dff8" style:font-weight-asian="normal" style:font-weight-complex="normal"/>
    </style:style>
    <style:style style:name="P39" style:family="paragraph" style:parent-style-name="Standard" style:list-style-name="L1">
      <style:text-properties officeooo:rsid="008cb8ff" officeooo:paragraph-rsid="008cb8ff"/>
    </style:style>
    <style:style style:name="P40" style:family="paragraph" style:parent-style-name="Standard" style:list-style-name="L1">
      <style:text-properties officeooo:rsid="001ed5e6" officeooo:paragraph-rsid="001ed5e6"/>
    </style:style>
    <style:style style:name="P41" style:family="paragraph" style:parent-style-name="Standard" style:list-style-name="L1">
      <style:text-properties officeooo:rsid="00ac2976" officeooo:paragraph-rsid="00ac2976"/>
    </style:style>
    <style:style style:name="P42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74ec42" style:font-weight-asian="normal" style:font-weight-complex="normal"/>
    </style:style>
    <style:style style:name="P43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74af86" style:font-weight-asian="normal" style:font-weight-complex="normal"/>
    </style:style>
    <style:style style:name="P44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5792ac" style:font-weight-asian="normal" style:font-weight-complex="normal"/>
    </style:style>
    <style:style style:name="P45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746854" style:font-weight-asian="normal" style:font-weight-complex="normal"/>
    </style:style>
    <style:style style:name="P46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68dd27" style:font-weight-asian="normal" style:font-weight-complex="normal"/>
    </style:style>
    <style:style style:name="P47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65abd9" style:font-weight-asian="normal" style:font-weight-complex="normal"/>
    </style:style>
    <style:style style:name="P48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43e8f8" style:font-weight-asian="normal" style:font-weight-complex="normal"/>
    </style:style>
    <style:style style:name="P49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62dff8" style:font-weight-asian="normal" style:font-weight-complex="normal"/>
    </style:style>
    <style:style style:name="P50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677273" style:font-weight-asian="normal" style:font-weight-complex="normal"/>
    </style:style>
    <style:style style:name="P51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6bb5e6" style:font-weight-asian="normal" style:font-weight-complex="normal"/>
    </style:style>
    <style:style style:name="P52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6e3bad" style:font-weight-asian="normal" style:font-weight-complex="normal"/>
    </style:style>
    <style:style style:name="P53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7244c2" style:font-weight-asian="normal" style:font-weight-complex="normal"/>
    </style:style>
    <style:style style:name="P54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7b0556" style:font-weight-asian="normal" style:font-weight-complex="normal"/>
    </style:style>
    <style:style style:name="P55" style:family="paragraph" style:parent-style-name="Standard" style:list-style-name="L1">
      <style:paragraph-properties fo:margin-top="0in" fo:margin-bottom="0in" style:contextual-spacing="false"/>
      <style:text-properties style:text-position="0% 100%" fo:font-weight="normal" officeooo:rsid="00112e48" officeooo:paragraph-rsid="007244c2" style:font-weight-asian="normal" style:font-weight-complex="normal"/>
    </style:style>
    <style:style style:name="P56" style:family="paragraph" style:parent-style-name="Standard" style:list-style-name="L1">
      <style:paragraph-properties fo:margin-top="0in" fo:margin-bottom="0in" style:contextual-spacing="false"/>
      <style:text-properties style:text-position="0% 100%" fo:font-weight="normal" officeooo:rsid="00212733" officeooo:paragraph-rsid="00781877" style:font-weight-asian="normal" style:font-weight-complex="normal"/>
    </style:style>
    <style:style style:name="P57" style:family="paragraph" style:parent-style-name="Text_20_body" style:list-style-name="L1">
      <style:paragraph-properties fo:margin-top="0in" fo:margin-bottom="0in" style:contextual-spacing="false"/>
      <style:text-properties fo:font-weight="bold" officeooo:paragraph-rsid="00801ce0" style:font-weight-asian="bold" style:font-weight-complex="bold"/>
    </style:style>
    <style:style style:name="P58" style:family="paragraph" style:parent-style-name="Text_20_body" style:list-style-name="L1">
      <style:paragraph-properties fo:margin-top="0in" fo:margin-bottom="0in" style:contextual-spacing="false"/>
      <style:text-properties fo:font-weight="bold" officeooo:paragraph-rsid="001ffa8d" style:font-weight-asian="bold" style:font-weight-complex="bold"/>
    </style:style>
    <style:style style:name="P59" style:family="paragraph" style:parent-style-name="Text_20_body" style:list-style-name="L1">
      <style:paragraph-properties fo:margin-top="0in" fo:margin-bottom="0in" style:contextual-spacing="false"/>
      <style:text-properties officeooo:paragraph-rsid="001ffa8d"/>
    </style:style>
    <style:style style:name="P60" style:family="paragraph" style:parent-style-name="Text_20_body" style:list-style-name="L1">
      <style:paragraph-properties fo:margin-top="0in" fo:margin-bottom="0in" style:contextual-spacing="false"/>
      <style:text-properties fo:font-weight="normal" officeooo:rsid="00256b69" officeooo:paragraph-rsid="00256b69" style:font-weight-asian="normal" style:font-weight-complex="normal"/>
    </style:style>
    <style:style style:name="P61" style:family="paragraph" style:parent-style-name="Text_20_body" style:list-style-name="L1">
      <style:paragraph-properties fo:margin-top="0in" fo:margin-bottom="0in" style:contextual-spacing="false"/>
      <style:text-properties fo:font-weight="normal" officeooo:paragraph-rsid="001ed5e6" style:font-weight-asian="normal" style:font-weight-complex="normal"/>
    </style:style>
    <style:style style:name="P62" style:family="paragraph" style:parent-style-name="Text_20_body" style:list-style-name="L1">
      <style:paragraph-properties fo:margin-top="0in" fo:margin-bottom="0in" style:contextual-spacing="false"/>
      <style:text-properties fo:font-weight="normal" officeooo:paragraph-rsid="002aba9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6b69" style:font-weight-asian="normal" style:font-weight-complex="normal"/>
    </style:style>
    <style:style style:name="T3" style:family="text">
      <style:text-properties fo:font-weight="normal" officeooo:rsid="00a9dd62" style:font-weight-asian="normal" style:font-weight-complex="normal"/>
    </style:style>
    <style:style style:name="T4" style:family="text">
      <style:text-properties fo:font-weight="normal" officeooo:rsid="007244c2" style:font-weight-asian="normal" style:font-weight-complex="normal"/>
    </style:style>
    <style:style style:name="T5" style:family="text">
      <style:text-properties fo:font-weight="normal" officeooo:rsid="00746854" style:font-weight-asian="normal" style:font-weight-complex="normal"/>
    </style:style>
    <style:style style:name="T6" style:family="text">
      <style:text-properties fo:font-weight="normal" officeooo:rsid="00ac5fb7" style:font-weight-asian="normal" style:font-weight-complex="normal"/>
    </style:style>
    <style:style style:name="T7" style:family="text">
      <style:text-properties fo:font-weight="normal" officeooo:rsid="0074af86" style:font-weight-asian="normal" style:font-weight-complex="normal"/>
    </style:style>
    <style:style style:name="T8" style:family="text">
      <style:text-properties fo:font-weight="normal" officeooo:rsid="0042b25a" style:font-weight-asian="normal" style:font-weight-complex="normal"/>
    </style:style>
    <style:style style:name="T9" style:family="text">
      <style:text-properties fo:font-weight="normal" officeooo:rsid="0074ec42" style:font-weight-asian="normal" style:font-weight-complex="normal"/>
    </style:style>
    <style:style style:name="T10" style:family="text">
      <style:text-properties fo:font-weight="normal" officeooo:rsid="00776534" style:font-weight-asian="normal" style:font-weight-complex="normal"/>
    </style:style>
    <style:style style:name="T11" style:family="text">
      <style:text-properties fo:font-weight="normal" officeooo:rsid="00b429ca" style:font-weight-asian="normal" style:font-weight-complex="normal"/>
    </style:style>
    <style:style style:name="T12" style:family="text">
      <style:text-properties fo:font-weight="normal" officeooo:rsid="00781877" style:font-weight-asian="normal" style:font-weight-complex="normal"/>
    </style:style>
    <style:style style:name="T13" style:family="text">
      <style:text-properties fo:font-weight="normal" officeooo:rsid="00797dfa" style:font-weight-asian="normal" style:font-weight-complex="normal"/>
    </style:style>
    <style:style style:name="T14" style:family="text">
      <style:text-properties fo:font-weight="normal" officeooo:rsid="0058c706" style:font-weight-asian="normal" style:font-weight-complex="normal"/>
    </style:style>
    <style:style style:name="T15" style:family="text">
      <style:text-properties fo:font-weight="normal" officeooo:rsid="007b0556" style:font-weight-asian="normal" style:font-weight-complex="normal"/>
    </style:style>
    <style:style style:name="T16" style:family="text">
      <style:text-properties fo:font-weight="normal" officeooo:rsid="0083c3fc" style:font-weight-asian="normal" style:font-weight-complex="normal"/>
    </style:style>
    <style:style style:name="T17" style:family="text">
      <style:text-properties officeooo:rsid="00274e8d"/>
    </style:style>
    <style:style style:name="T18" style:family="text">
      <style:text-properties officeooo:rsid="002aba9d"/>
    </style:style>
    <style:style style:name="T19" style:family="text">
      <style:text-properties officeooo:rsid="002ad6d2"/>
    </style:style>
    <style:style style:name="T20" style:family="text">
      <style:text-properties officeooo:rsid="00397842"/>
    </style:style>
    <style:style style:name="T21" style:family="text">
      <style:text-properties officeooo:rsid="0030ea92"/>
    </style:style>
    <style:style style:name="T22" style:family="text">
      <style:text-properties officeooo:rsid="0043fbab"/>
    </style:style>
    <style:style style:name="T23" style:family="text">
      <style:text-properties officeooo:rsid="003d0a6c"/>
    </style:style>
    <style:style style:name="T24" style:family="text">
      <style:text-properties officeooo:rsid="003161f5"/>
    </style:style>
    <style:style style:name="T25" style:family="text">
      <style:text-properties officeooo:rsid="005abc5a"/>
    </style:style>
    <style:style style:name="T26" style:family="text">
      <style:text-properties officeooo:rsid="005c2100"/>
    </style:style>
    <style:style style:name="T27" style:family="text">
      <style:text-properties officeooo:rsid="00506522"/>
    </style:style>
    <style:style style:name="T28" style:family="text">
      <style:text-properties officeooo:rsid="0035db8b"/>
    </style:style>
    <style:style style:name="T29" style:family="text">
      <style:text-properties officeooo:rsid="0062dff8"/>
    </style:style>
    <style:style style:name="T30" style:family="text">
      <style:text-properties officeooo:rsid="008f4f2e"/>
    </style:style>
    <style:style style:name="T31" style:family="text">
      <style:text-properties officeooo:rsid="004ec3e7"/>
    </style:style>
    <style:style style:name="T32" style:family="text">
      <style:text-properties officeooo:rsid="0068dd27"/>
    </style:style>
    <style:style style:name="T33" style:family="text">
      <style:text-properties officeooo:rsid="00444a8b"/>
    </style:style>
    <style:style style:name="T34" style:family="text">
      <style:text-properties officeooo:rsid="005ad1a9"/>
    </style:style>
    <style:style style:name="T35" style:family="text">
      <style:text-properties officeooo:rsid="0099c4e1"/>
    </style:style>
    <style:style style:name="T36" style:family="text">
      <style:text-properties officeooo:rsid="009defb8"/>
    </style:style>
    <style:style style:name="T37" style:family="text">
      <style:text-properties officeooo:rsid="009f7f09"/>
    </style:style>
    <style:style style:name="T38" style:family="text">
      <style:text-properties officeooo:rsid="00a66bc5"/>
    </style:style>
    <style:style style:name="T39" style:family="text">
      <style:text-properties officeooo:rsid="00a703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Networks</text:p>
      <text:p text:style-name="Standard"/>
      <text:list xml:id="list767596693115428027" text:style-name="L1">
        <text:list-item>
          <text:p text:style-name="P3">Layering</text:p>
        </text:list-item>
        <text:list-item>
          <text:p text:style-name="P3"><text:a xlink:type="simple" xlink:href="../OSI%20stack.odt">ISO/OSI stack</text:a></text:p>
        </text:list-item>
        <text:list-item>
          <text:p text:style-name="P3">TCP/IP <text:span text:style-name="T25">s</text:span>tack</text:p>
          <text:list>
            <text:list-item>
              <text:p text:style-name="P4"><text:a xlink:type="simple" xlink:href="../Protocols.odt">Application layer protocols</text:a> –<text:span text:style-name="T26"> </text:span><text:a xlink:type="simple" xlink:href="../../To%20do.odt#AL"><text:span text:style-name="T26">To do</text:span></text:a></text:p>
              <text:list>
                <text:list-item>
                  <text:p text:style-name="P10"><text:a xlink:type="simple" xlink:href="../HTTP.odt">HTTP</text:a></text:p>
                </text:list-item>
                <text:list-item>
                  <text:p text:style-name="P10"><text:a xlink:type="simple" xlink:href="../../../../Academic/Computer%20Networks/Notes/FTP.odt">FTP</text:a></text:p>
                </text:list-item>
                <text:list-item>
                  <text:p text:style-name="P11"><text:a xlink:type="simple" xlink:href="../Electronic%20mail.odt"><text:span text:style-name="T38">Email</text:span></text:a></text:p>
                  <text:list>
                    <text:list-item>
                      <text:p text:style-name="P11"><text:a xlink:type="simple" xlink:href="../SMTP.odt">SMTP</text:a></text:p>
                    </text:list-item>
                    <text:list-item>
                      <text:p text:style-name="P12"><text:a xlink:type="simple" xlink:href="../POP3.odt">POP</text:a><text:a xlink:type="simple" xlink:href="../POP3.odt"><text:span text:style-name="T39">3</text:span></text:a></text:p>
                    </text:list-item>
                    <text:list-item>
                      <text:p text:style-name="P13">IMAP</text:p>
                    </text:list-item>
                  </text:list>
                </text:list-item>
                <text:list-item>
                  <text:p text:style-name="P10"><text:a xlink:type="simple" xlink:href="../DNS.odt">DNS</text:a></text:p>
                </text:list-item>
              </text:list>
            </text:list-item>
            <text:list-item>
              <text:p text:style-name="P5">TCP/UDP and sockets <text:s/>–<text:span text:style-name="T26"> </text:span><text:a xlink:type="simple" xlink:href="../../To%20do.odt#TL"><text:span text:style-name="T26">To do</text:span></text:a></text:p>
              <text:list>
                <text:list-item>
                  <text:p text:style-name="P4"><text:a xlink:type="simple" xlink:href="../Transport%20layer.odt">Transport Layer</text:a></text:p>
                </text:list-item>
                <text:list-item>
                  <text:p text:style-name="P57"><text:a xlink:type="simple" xlink:href="../Reliable%20data%20transfer%20protocols.odt"><text:span text:style-name="T1">Reliable Data Transfer</text:span></text:a></text:p>
                </text:list-item>
                <text:list-item>
                  <text:p text:style-name="P4"><text:a xlink:type="simple" xlink:href="../TCP.odt">TCP</text:a></text:p>
                  <text:list>
                    <text:list-item>
                      <text:p text:style-name="P58"><text:a xlink:type="simple" xlink:href="../TCP%20segment%20structure.odt"><text:span text:style-name="T1">TCP segment structure</text:span></text:a></text:p>
                    </text:list-item>
                    <text:list-item>
                      <text:p text:style-name="P58"><text:a xlink:type="simple" xlink:href="../TCP's%20reliable%20data%20transfer%20protocol.odt"><text:span text:style-name="T16">D</text:span></text:a><text:a xlink:type="simple" xlink:href="../TCP's%20reliable%20data%20transfer%20protocol.odt"><text:span text:style-name="T1">ata transfer protocol</text:span></text:a></text:p>
                    </text:list-item>
                    <text:list-item>
                      <text:p text:style-name="P58"><text:a xlink:type="simple" xlink:href="../TCP%20Flow%20Control.odt"><text:span text:style-name="T1">Flow control</text:span></text:a></text:p>
                    </text:list-item>
                    <text:list-item>
                      <text:p text:style-name="P58"><text:a xlink:type="simple" xlink:href="../TCP%20congestion%20control.odt"><text:span text:style-name="T1">Congestion control</text:span></text:a></text:p>
                    </text:list-item>
                    <text:list-item>
                      <text:p text:style-name="P59"><text:a xlink:type="simple" xlink:href="../UDP.odt#Checksum"><text:span text:style-name="T2">Error Control</text:span></text:a></text:p>
                    </text:list-item>
                    <text:list-item>
                      <text:p text:style-name="P60">Performance</text:p>
                    </text:list-item>
                  </text:list>
                </text:list-item>
                <text:list-item>
                  <text:p text:style-name="P58"><text:a xlink:type="simple" xlink:href="../UDP.odt"><text:span text:style-name="T1">UDP</text:span></text:a></text:p>
                </text:list-item>
              </text:list>
            </text:list-item>
            <text:list-item>
              <text:p text:style-name="P5"><text:a xlink:type="simple" xlink:href="../Network%20Layer.odt">Network Layer</text:a> –<text:span text:style-name="T26"> </text:span><text:a xlink:type="simple" xlink:href="../../To%20do.odt#NL"><text:span text:style-name="T26">To do</text:span></text:a></text:p>
            </text:list-item>
            <text:list-item>
              <text:p text:style-name="P5"><text:a xlink:type="simple" xlink:href="../Link%20layer.odt">Link layer</text:a> –<text:span text:style-name="T26"> </text:span><text:a xlink:type="simple" xlink:href="../../To%20do.odt#LL"><text:span text:style-name="T26">To do</text:span></text:a></text:p>
              <text:list>
                <text:list-item>
                  <text:p text:style-name="P14"><text:a xlink:type="simple" xlink:href="../Error%20Detection%20and%20Correction.odt">Error detection and correction</text:a></text:p>
                </text:list-item>
                <text:list-item>
                  <text:p text:style-name="P15"><text:a xlink:type="simple" xlink:href="../Link%20Access.odt">Link access</text:a></text:p>
                </text:list-item>
                <text:list-item>
                  <text:p text:style-name="P6"><text:a xlink:type="simple" xlink:href="../Link%20Layer%20Addressing.odt"><text:span text:style-name="T35">Link layer addressing</text:span></text:a></text:p>
                </text:list-item>
                <text:list-item>
                  <text:p text:style-name="P3"><text:a xlink:type="simple" xlink:href="../LAN%20Technologies.odt">LAN technologies</text:a></text:p>
                  <text:list>
                    <text:list-item>
                      <text:p text:style-name="P39"><text:a xlink:type="simple" xlink:href="../Ethernet.odt">Ethernet</text:a></text:p>
                    </text:list-item>
                    <text:list-item>
                      <text:p text:style-name="P39">Token Ring</text:p>
                    </text:list-item>
                    <text:list-item>
                      <text:p text:style-name="P7"><text:a xlink:type="simple" xlink:href="../Interconnections.odt"><text:span text:style-name="T36">Interconnections</text:span></text:a></text:p>
                    </text:list-item>
                  </text:list>
                </text:list-item>
              </text:list>
            </text:list-item>
            <text:list-item>
              <text:p text:style-name="P41"><text:a xlink:type="simple" xlink:href="../Physical%20Layer.odt"><text:span text:style-name="T36">P</text:span></text:a><text:a xlink:type="simple" xlink:href="../Physical%20Layer.odt">hysical layer</text:a></text:p>
              <text:list>
                <text:list-item>
                  <text:p text:style-name="P41"><text:a xlink:type="simple" xlink:href="../Channel%20coding.odt">Channel coding</text:a></text:p>
                </text:list-item>
                <text:list-item>
                  <text:p text:style-name="P41"><text:a xlink:type="simple" xlink:href="../Block%20codes.odt">Block codes</text:a></text:p>
                </text:list-item>
              </text:list>
            </text:list-item>
          </text:list>
        </text:list-item>
        <text:list-item>
          <text:p text:style-name="P5"><text:a xlink:type="simple" xlink:href="../Cryptography%20and%20Network%20Security.odt">Network security</text:a> –<text:span text:style-name="T26"> </text:span><text:a xlink:type="simple" xlink:href="../../To%20do.odt#Network%20security"><text:span text:style-name="T26">To do</text:span></text:a></text:p>
          <text:list>
            <text:list-item>
              <text:p text:style-name="P3">basic concepts of public key and private key cryptography</text:p>
            </text:list-item>
            <text:list-item>
              <text:p text:style-name="P3">digital signature</text:p>
            </text:list-item>
            <text:list-item>
              <text:p text:style-name="P3">firewalls.</text:p>
            </text:list-item>
          </text:list>
        </text:list-item>
      </text:list>
      <text:p text:style-name="Standard"/>
      <text:p text:style-name="P2">Gate Questions</text:p>
      <text:list xml:id="list3129624207851" text:continue-numbering="true" text:style-name="L1">
        <text:list-item>
          <text:p text:style-name="P8">Layering</text:p>
          <text:list>
            <text:list-item>
              <text:p text:style-name="P16">TG – 2259<text:span text:style-name="T37">—</text:span>22</text:p>
            </text:list-item>
            <text:list-item>
              <text:p text:style-name="P17"><text:span text:style-name="T21">G – 2004 – 15, 56, 57</text:span></text:p>
            </text:list-item>
            <text:list-item>
              <text:p text:style-name="P19"><text:span text:style-name="T27">G – 2011 – 2</text:span></text:p>
            </text:list-item>
            <text:list-item>
              <text:p text:style-name="P42"><text:span text:style-name="Strong_20_Emphasis"><text:span text:style-name="T6">G – 20</text:span></text:span><text:span text:style-name="Strong_20_Emphasis"><text:span text:style-name="T8">12</text:span></text:span><text:span text:style-name="Strong_20_Emphasis"><text:span text:style-name="T6"> – </text:span></text:span><text:span text:style-name="Strong_20_Emphasis"><text:span text:style-name="T9">3</text:span></text:span></text:p>
            </text:list-item>
          </text:list>
        </text:list-item>
        <text:list-item>
          <text:p text:style-name="P8">ISO/OSI stack</text:p>
        </text:list-item>
        <text:list-item>
          <text:p text:style-name="P8">TCP/IP Stack</text:p>
          <text:list>
            <text:list-item>
              <text:p text:style-name="P9"><text:soft-page-break/>Application layer protocols </text:p>
              <text:list>
                <text:list-item>
                  <text:p text:style-name="P20">TG – 2242 – 10, 16</text:p>
                </text:list-item>
                <text:list-item>
                  <text:p text:style-name="P23">TG – 2233 – 19</text:p>
                </text:list-item>
                <text:list-item>
                  <text:p text:style-name="P43"><text:span text:style-name="Strong_20_Emphasis"><text:span text:style-name="T6">G – 2007 – </text:span></text:span><text:span text:style-name="Strong_20_Emphasis"><text:span text:style-name="T7">70</text:span></text:span></text:p>
                </text:list-item>
                <text:list-item>
                  <text:p text:style-name="P24"><text:span text:style-name="T28">G – 2010 – 16</text:span></text:p>
                </text:list-item>
                <text:list-item>
                  <text:p text:style-name="P19"><text:span text:style-name="T27">G – 2011 – 4</text:span></text:p>
                </text:list-item>
                <text:list-item>
                  <text:p text:style-name="P42"><text:span text:style-name="Strong_20_Emphasis"><text:span text:style-name="T6">G – 20</text:span></text:span><text:span text:style-name="Strong_20_Emphasis"><text:span text:style-name="T8">12</text:span></text:span><text:span text:style-name="Strong_20_Emphasis"><text:span text:style-name="T6"> – </text:span></text:span><text:span text:style-name="Strong_20_Emphasis"><text:span text:style-name="T9">16</text:span></text:span></text:p>
                </text:list-item>
              </text:list>
            </text:list-item>
            <text:list-item>
              <text:p text:style-name="P40">Transport layer</text:p>
              <text:list>
                <text:list-item>
                  <text:p text:style-name="P61">TG – 2232 – 11</text:p>
                </text:list-item>
                <text:list-item>
                  <text:p text:style-name="P61">TG – 2233 – 48, 49 <text:s text:c="4954"/></text:p>
                </text:list-item>
                <text:list-item>
                  <text:p text:style-name="P61">TG – 2234 – 54, 55</text:p>
                </text:list-item>
                <text:list-item>
                  <text:p text:style-name="P61">TG – 2040 – 22</text:p>
                </text:list-item>
                <text:list-item>
                  <text:p text:style-name="P61">TG – 2241 - 2</text:p>
                </text:list-item>
                <text:list-item>
                  <text:p text:style-name="P61">TG – 2251 – 16</text:p>
                </text:list-item>
                <text:list-item>
                  <text:p text:style-name="P48"><text:span text:style-name="T23">TG – 2254 – 12, 47, 48, 49</text:span></text:p>
                </text:list-item>
                <text:list-item>
                  <text:p text:style-name="P49"><text:span text:style-name="T29">TG – 2255 – 3, 48, 49</text:span></text:p>
                </text:list-item>
                <text:list-item>
                  <text:p text:style-name="P50"><text:span text:style-name="T31">TG – 2256 – 6</text:span></text:p>
                </text:list-item>
                <text:list-item>
                  <text:p text:style-name="P55"><text:span text:style-name="Strong_20_Emphasis"><text:span text:style-name="T3">TG – 2258 – </text:span></text:span><text:span text:style-name="Strong_20_Emphasis"><text:span text:style-name="T4">31, 41</text:span></text:span></text:p>
                </text:list-item>
                <text:list-item>
                  <text:p text:style-name="P62"><text:span text:style-name="T18">G – 2003 – 28, 84</text:span></text:p>
                </text:list-item>
                <text:list-item>
                  <text:p text:style-name="P44"><text:span text:style-name="T24">G – 2005 – 23, 25</text:span></text:p>
                </text:list-item>
                <text:list-item>
                  <text:p text:style-name="P45"><text:span text:style-name="Strong_20_Emphasis"><text:span text:style-name="T6">G – 2007 – </text:span></text:span><text:span text:style-name="Strong_20_Emphasis"><text:span text:style-name="T5">20, </text:span></text:span><text:span text:style-name="Strong_20_Emphasis"><text:span text:style-name="T7">69</text:span></text:span></text:p>
                </text:list-item>
                <text:list-item>
                  <text:p text:style-name="P46"><text:span text:style-name="T32">G – 2008 – 59, 56, 14, 17</text:span></text:p>
                </text:list-item>
                <text:list-item>
                  <text:p text:style-name="P47"><text:span text:style-name="T30">G – 2009 – 47</text:span></text:p>
                </text:list-item>
                <text:list-item>
                  <text:p text:style-name="P56"><text:span text:style-name="Strong_20_Emphasis"><text:span text:style-name="T11">G – 2012 – </text:span></text:span><text:span text:style-name="Strong_20_Emphasis"><text:span text:style-name="T12">39, </text:span></text:span><text:span text:style-name="Strong_20_Emphasis"><text:span text:style-name="T13">40</text:span></text:span></text:p>
                </text:list-item>
              </text:list>
            </text:list-item>
            <text:list-item>
              <text:p text:style-name="P8">Network Layer</text:p>
              <text:list>
                <text:list-item>
                  <text:p text:style-name="P21">TG – 2232 – 12, 26</text:p>
                </text:list-item>
                <text:list-item>
                  <text:p text:style-name="P21">TG – 2234 – 26</text:p>
                </text:list-item>
                <text:list-item>
                  <text:p text:style-name="P21">TG – 2233 – 20, 47</text:p>
                </text:list-item>
                <text:list-item>
                  <text:p text:style-name="P21">TG – 2240 – 50, 51</text:p>
                </text:list-item>
                <text:list-item>
                  <text:p text:style-name="P21">TG – 2241 – 54, 55</text:p>
                </text:list-item>
                <text:list-item>
                  <text:p text:style-name="P21">TG – 2242 – 34, 35</text:p>
                </text:list-item>
                <text:list-item>
                  <text:p text:style-name="P21">TG – 2251 – 29</text:p>
                </text:list-item>
                <text:list-item>
                  <text:p text:style-name="P25">TG – 2252 – 19</text:p>
                </text:list-item>
                <text:list-item>
                  <text:p text:style-name="P26">TG – 2253 – 13</text:p>
                </text:list-item>
                <text:list-item>
                  <text:p text:style-name="P27"><text:span text:style-name="T23">TG – 2254 – 13</text:span></text:p>
                </text:list-item>
                <text:list-item>
                  <text:p text:style-name="P28"><text:span text:style-name="T29">TG – 2255 – 1, 47</text:span></text:p>
                </text:list-item>
                <text:list-item>
                  <text:p text:style-name="P50"><text:span text:style-name="T31">TG – 2256 – 7, 8</text:span></text:p>
                </text:list-item>
                <text:list-item>
                  <text:p text:style-name="P51"><text:span text:style-name="T33">TG – 2257 – 2, 22</text:span></text:p>
                </text:list-item>
                <text:list-item>
                  <text:p text:style-name="P55"><text:span text:style-name="Strong_20_Emphasis"><text:span text:style-name="T3">TG – 2258 – 28</text:span></text:span><text:span text:style-name="Strong_20_Emphasis"><text:span text:style-name="T4">30</text:span></text:span></text:p>
                </text:list-item>
                <text:list-item>
                  <text:p text:style-name="P22"><text:span text:style-name="T19">G – 2003 – 27, 82</text:span></text:p>
                </text:list-item>
                <text:list-item>
                  <text:p text:style-name="P29"><text:span text:style-name="T22">G – 2004 – 55</text:span></text:p>
                </text:list-item>
                <text:list-item>
                  <text:p text:style-name="P30"><text:span text:style-name="T24">G – 2005 – 27, 73</text:span></text:p>
                </text:list-item>
                <text:list-item>
                  <text:p text:style-name="P43"><text:span text:style-name="Strong_20_Emphasis"><text:span text:style-name="T6">G – 2007 – </text:span></text:span><text:span text:style-name="Strong_20_Emphasis"><text:span text:style-name="T7">67</text:span></text:span></text:p>
                </text:list-item>
                <text:list-item>
                  <text:p text:style-name="P32">G – 2008 – 58, 57</text:p>
                </text:list-item>
                <text:list-item>
                  <text:p text:style-name="P47"><text:span text:style-name="T30">G – 2009 – 57, 58</text:span></text:p>
                </text:list-item>
                <text:list-item>
                  <text:p text:style-name="P24"><text:span text:style-name="T28">G – 2010 – 15, 47, 54, 55</text:span></text:p>
                </text:list-item>
                <text:list-item>
                  <text:p text:style-name="P33">G – 2011 – 52, 53</text:p>
                </text:list-item>
                <text:list-item>
                  <text:p text:style-name="P42"><text:span text:style-name="Strong_20_Emphasis"><text:span text:style-name="T6">G – 20</text:span></text:span><text:span text:style-name="Strong_20_Emphasis"><text:span text:style-name="T8">12</text:span></text:span><text:span text:style-name="Strong_20_Emphasis"><text:span text:style-name="T6"> – </text:span></text:span><text:span text:style-name="Strong_20_Emphasis"><text:span text:style-name="T9">15, </text:span></text:span><text:span text:style-name="Strong_20_Emphasis"><text:span text:style-name="T10">28</text:span></text:span></text:p>
                </text:list-item>
              </text:list>
            </text:list-item>
            <text:list-item>
              <text:p text:style-name="P9"><text:soft-page-break/>Link layer</text:p>
              <text:list>
                <text:list-item>
                  <text:p text:style-name="P20">TG – 2232 - 53</text:p>
                </text:list-item>
                <text:list-item>
                  <text:p text:style-name="P20">TG – 2234 - </text:p>
                </text:list-item>
                <text:list-item>
                  <text:p text:style-name="P20">TG – 2240 – 44</text:p>
                </text:list-item>
                <text:list-item>
                  <text:p text:style-name="P20">TG – 2241 – 26</text:p>
                </text:list-item>
                <text:list-item>
                  <text:p text:style-name="P20">TG – 2251 – 28, <text:span text:style-name="T17">39</text:span></text:p>
                </text:list-item>
                <text:list-item>
                  <text:p text:style-name="P34">TG – 2253 – 11, <text:span text:style-name="T20">43, 44</text:span></text:p>
                </text:list-item>
                <text:list-item>
                  <text:p text:style-name="P50"><text:span text:style-name="T31">TG – 2256 – 27, 28</text:span></text:p>
                </text:list-item>
                <text:list-item>
                  <text:p text:style-name="P52"><text:span text:style-name="T34">TG – 2257 – 21, 45</text:span></text:p>
                </text:list-item>
                <text:list-item>
                  <text:p text:style-name="P53"><text:span text:style-name="Strong_20_Emphasis"><text:span text:style-name="T3">TG – 2258 – </text:span></text:span><text:span text:style-name="Strong_20_Emphasis"><text:span text:style-name="T4">10, 29</text:span></text:span></text:p>
                </text:list-item>
                <text:list-item>
                  <text:p text:style-name="P35">G – 2003 – 83</text:p>
                </text:list-item>
                <text:list-item>
                  <text:p text:style-name="P18"><text:span text:style-name="T21">G – 2004 – 16, 22, 54</text:span></text:p>
                </text:list-item>
                <text:list-item>
                  <text:p text:style-name="P31"><text:span text:style-name="T24">G – 2005 – 24, 26, 74</text:span></text:p>
                </text:list-item>
                <text:list-item>
                  <text:p text:style-name="P45"><text:span text:style-name="Strong_20_Emphasis"><text:span text:style-name="T6">G – 2007 – </text:span></text:span><text:span text:style-name="Strong_20_Emphasis"><text:span text:style-name="T5">19, </text:span></text:span><text:span text:style-name="Strong_20_Emphasis"><text:span text:style-name="T7">65, 66, 68, 76, 77</text:span></text:span></text:p>
                </text:list-item>
                <text:list-item>
                  <text:p text:style-name="P47"><text:span text:style-name="T30">G – 2009 – 48</text:span></text:p>
                </text:list-item>
              </text:list>
            </text:list-item>
          </text:list>
        </text:list-item>
        <text:list-item>
          <text:p text:style-name="P8">Network security</text:p>
          <text:list>
            <text:list-item>
              <text:p text:style-name="P21">TG – 2241 – 1</text:p>
            </text:list-item>
            <text:list-item>
              <text:p text:style-name="P36">TG – 2252 – 45</text:p>
            </text:list-item>
            <text:list-item>
              <text:p text:style-name="P37">TG – 2253 – 12</text:p>
            </text:list-item>
            <text:list-item>
              <text:p text:style-name="P38">TG – 2255 – 2</text:p>
            </text:list-item>
            <text:list-item>
              <text:p text:style-name="P53"><text:span text:style-name="Strong_20_Emphasis"><text:span text:style-name="T3">TG – 2258 – </text:span></text:span><text:span text:style-name="Strong_20_Emphasis"><text:span text:style-name="T4">9</text:span></text:span></text:p>
            </text:list-item>
            <text:list-item>
              <text:p text:style-name="P54"><text:span text:style-name="Strong_20_Emphasis"><text:span text:style-name="T14">TG – 2259 – </text:span></text:span><text:span text:style-name="Strong_20_Emphasis"><text:span text:style-name="T15">21</text:span></text:span></text:p>
            </text:list-item>
            <text:list-item>
              <text:p text:style-name="P47"><text:span text:style-name="T30">G – 2009 – 46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09T15:51:12</meta:creation-date>
    <dc:date>2013-12-02T00:31:28.347533520</dc:date>
    <meta:editing-duration>P2DT3H6M49S</meta:editing-duration>
    <meta:editing-cycles>106</meta:editing-cycles>
    <meta:generator>LibreOffice/4.1.2.3$Linux_x86 LibreOffice_project/410m0$Build-3</meta:generator>
    <dc:creator>Kempa </dc:creator>
    <meta:document-statistic meta:table-count="0" meta:image-count="0" meta:object-count="0" meta:page-count="3" meta:paragraph-count="118" meta:word-count="485" meta:character-count="6915" meta:non-whitespace-character-count="1566"/>
  </office:meta>
</office:document-meta>
</file>